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2022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202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202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201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2013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2012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201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2010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2009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58" calcext:value-type="float">
            <text:p>57.8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2008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2007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2006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2004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200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4056" calcext:value-type="float">
            <text:p>56.07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2003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2003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200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200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1999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2872" calcext:value-type="float">
            <text:p>54.9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1998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9992" calcext:value-type="float">
            <text:p>54.7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199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199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1995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199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1993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1992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199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199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948" calcext:value-type="float">
            <text:p>52.9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1988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7</text:p>
          </table:table-cell>
          <table:table-cell office:value-type="string" calcext:value-type="string">
            <text:p>196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